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pid" table:style-name="ta1">
        <table:shapes>
          <draw:frame draw:z-index="0" draw:style-name="gr1" draw:text-style-name="P1" svg:width="15.999cm" svg:height="8.999cm" svg:x="3.468cm" svg:y="0.1cm">
            <draw:object draw:notify-on-update-of-ranges="rapid.A1:rapid.A1 rapid.A2:rapid.A36 rapid.B1:rapid.B1 rapid.B2:rapid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chess</text:p>
          </table:table-cell>
          <table:table-cell office:value-type="string" calcext:value-type="string">
            <text:p>chess.com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675" calcext:value-type="float">
            <text:p>2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family-complex="'Noto Sans CJK HK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TC" style:font-family-asian="'Noto Sans CJK T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12:55:24.240173757</dc:date>
    <meta:editing-duration>PT54S</meta:editing-duration>
    <meta:editing-cycles>1</meta:editing-cycles>
    <meta:document-statistic meta:table-count="1" meta:cell-count="72" meta:object-count="1"/>
    <meta:generator>LibreOffice/24.8.2.1$Linux_X86_64 LibreOffice_project/48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rapid.A1:rapid.B36" chart:data-source-has-labels="row" svg:x="0.32cm" svg:y="0.18cm" svg:width="15.36cm" svg:height="8.64cm">
          <chart:coordinate-region svg:x="1.366cm" svg:y="0.379cm" svg:width="13.915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apid.B2:rapid.B36" chart:label-cell-address="rapid.B1:rapid.B1" chart:class="chart:scatter">
            <chart:domain table:cell-range-address="rapid.A2:rapid.A36"/>
            <chart:regression-curve chart:style-name="ch7">
              <chart:equation chart:display-equation="true" chart:display-r-square="false"/>
            </chart:regression-curve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chess.com</text:p>
                <draw:g>
                  <svg:desc>rapid.B1:rapi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0">
                <text:p>1140</text:p>
                <draw:g>
                  <svg:desc>rapid.A2:rapid.A36</svg:desc>
                </draw:g>
              </table:table-cell>
              <table:table-cell office:value-type="float" office:value="705">
                <text:p>705</text:p>
                <draw:g>
                  <svg:desc>rapid.B2:rapid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5">
                <text:p>121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0">
                <text:p>133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0">
                <text:p>143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5">
                <text:p>152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0">
                <text:p>168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5">
                <text:p>1705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">
                <text:p>17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0">
                <text:p>179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0">
                <text:p>181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5">
                <text:p>1845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5">
                <text:p>1875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0">
                <text:p>191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0">
                <text:p>1930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0">
                <text:p>196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0">
                <text:p>199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5">
                <text:p>2015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0">
                <text:p>2030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0">
                <text:p>2070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35">
                <text:p>2135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60">
                <text:p>2160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5">
                <text:p>217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5">
                <text:p>2205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0">
                <text:p>226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0">
                <text:p>231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70">
                <text:p>2370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15">
                <text:p>241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5">
                <text:p>2485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35">
                <text:p>2535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0">
                <text:p>2580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0">
                <text:p>265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35">
                <text:p>2735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85">
                <text:p>2785</text:p>
              </table:table-cell>
              <table:table-cell office:value-type="float" office:value="2675">
                <text:p>2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